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186cm" fo:min-width="2.936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.8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3.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</draw:page>
      <draw:page draw:name="page2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3.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  <draw:custom-shape draw:style-name="gr3" draw:text-style-name="P2" draw:layer="layout" svg:width="0.8cm" svg:height="2.1cm" svg:x="11.9cm" svg:y="6.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  <draw:line draw:style-name="gr2" draw:text-style-name="P1" draw:layer="layout" svg:x1="12.3cm" svg:y1="6.9cm" svg:x2="12.3cm" svg:y2="3.8cm">
          <text:p/>
        </draw:line>
        <draw:line draw:style-name="gr2" draw:text-style-name="P1" draw:layer="layout" svg:x1="12.3cm" svg:y1="8.2cm" svg:x2="11.7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dems </meta:initial-creator>
    <meta:creation-date>2016-06-28T12:32:22.544536730</meta:creation-date>
    <dc:date>2016-06-28T13:56:22.590552775</dc:date>
    <dc:creator>Bodems </dc:creator>
    <meta:editing-duration>PT1H8M49S</meta:editing-duration>
    <meta:editing-cycles>3</meta:editing-cycles>
    <meta:generator>LibreOffice/4.4.5.2$Linux_X86_64 LibreOffice_project/40m0$Build-2</meta:generator>
    <meta:document-statistic meta:object-count="45"/>
  </office:meta>
</office:document-meta>
</file>